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1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Fahrenheit(ind, x)</text:p>
          </table:table-cell>
          <table:table-cell table:style-name="ce1" office:value-type="string" calcext:value-type="string">
            <text:p>Celsius(dep, y)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X^2</text:p>
          </table:table-cell>
          <table:table-cell table:style-name="ce1"/>
          <table:table-cell table:number-columns-repeated="4"/>
          <table:table-cell table:style-name="ce4" office:value-type="string" calcext:value-type="string">
            <text:p>ind(x)</text:p>
          </table:table-cell>
          <table:table-cell table:style-name="ce4" office:value-type="string" calcext:value-type="string">
            <text:p>dep(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*([.A$1:.A$1048576]-32)/9" office:value-type="float" office:value="-17.7777777777778" calcext:value-type="float">
            <text:p>-17.7777777777778</text:p>
          </table:table-cell>
          <table:table-cell table:style-name="ce2" table:formula="of:=[.A2]*[.B2]" office:value-type="float" office:value="-0" calcext:value-type="float">
            <text:p>0</text:p>
          </table:table-cell>
          <table:table-cell table:style-name="ce2" table:formula="of:=[.C2]*[.C2]" office:value-type="float" office:value="0" calcext:value-type="float">
            <text:p>0</text:p>
          </table:table-cell>
          <table:table-cell table:style-name="ce2"/>
          <table:table-cell table:number-columns-repeated="4"/>
          <table:table-cell office:value-type="float" office:value="0" calcext:value-type="float">
            <text:p>0</text:p>
          </table:table-cell>
          <table:table-cell table:formula="of:=5*([.J$1:.J$1048576]-32)/9" office:value-type="float" office:value="-17.7777777777778" calcext:value-type="float">
            <text:p>-17.777777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*([.A$1:.A$1048576]-32)/9" office:value-type="float" office:value="-12.2222222222222" calcext:value-type="float">
            <text:p>-12.2222222222222</text:p>
          </table:table-cell>
          <table:table-cell table:style-name="ce2" table:formula="of:=[.A3]*[.B3]" office:value-type="float" office:value="-122.222222222222" calcext:value-type="float">
            <text:p>-122.222222222222</text:p>
          </table:table-cell>
          <table:table-cell table:style-name="ce2" table:formula="of:=[.C3]*[.C3]" office:value-type="float" office:value="14938.2716049383" calcext:value-type="float">
            <text:p>14938.2716049383</text:p>
          </table:table-cell>
          <table:table-cell table:style-name="ce2"/>
          <table:table-cell table:number-columns-repeated="4"/>
          <table:table-cell office:value-type="float" office:value="10" calcext:value-type="float">
            <text:p>10</text:p>
          </table:table-cell>
          <table:table-cell table:formula="of:=5*([.J$1:.J$1048576]-32)/9" office:value-type="float" office:value="-12.2222222222222" calcext:value-type="float">
            <text:p>-12.22222222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5*([.A$1:.A$1048576]-32)/9" office:value-type="float" office:value="-6.66666666666667" calcext:value-type="float">
            <text:p>-6.66666666666667</text:p>
          </table:table-cell>
          <table:table-cell table:style-name="ce2" table:formula="of:=[.A4]*[.B4]" office:value-type="float" office:value="-133.333333333333" calcext:value-type="float">
            <text:p>-133.333333333333</text:p>
          </table:table-cell>
          <table:table-cell table:style-name="ce2" table:formula="of:=[.C4]*[.C4]" office:value-type="float" office:value="17777.7777777778" calcext:value-type="float">
            <text:p>17777.7777777778</text:p>
          </table:table-cell>
          <table:table-cell table:style-name="ce2"/>
          <table:table-cell table:number-columns-repeated="4"/>
          <table:table-cell office:value-type="float" office:value="20" calcext:value-type="float">
            <text:p>20</text:p>
          </table:table-cell>
          <table:table-cell table:formula="of:=5*([.J$1:.J$1048576]-32)/9" office:value-type="float" office:value="-6.66666666666667" calcext:value-type="float">
            <text:p>-6.666666666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*([.A$1:.A$1048576]-32)/9" office:value-type="float" office:value="-1.11111111111111" calcext:value-type="float">
            <text:p>-1.11111111111111</text:p>
          </table:table-cell>
          <table:table-cell table:style-name="ce2" table:formula="of:=[.A5]*[.B5]" office:value-type="float" office:value="-33.3333333333333" calcext:value-type="float">
            <text:p>-33.3333333333333</text:p>
          </table:table-cell>
          <table:table-cell table:style-name="ce2" table:formula="of:=[.C5]*[.C5]" office:value-type="float" office:value="1111.11111111111" calcext:value-type="float">
            <text:p>1111.11111111111</text:p>
          </table:table-cell>
          <table:table-cell table:style-name="ce2"/>
          <table:table-cell table:number-columns-repeated="4"/>
          <table:table-cell office:value-type="float" office:value="30" calcext:value-type="float">
            <text:p>30</text:p>
          </table:table-cell>
          <table:table-cell table:formula="of:=5*([.J$1:.J$1048576]-32)/9" office:value-type="float" office:value="-1.11111111111111" calcext:value-type="float">
            <text:p>-1.11111111111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*([.A$1:.A$1048576]-32)/9" office:value-type="float" office:value="4.44444444444444" calcext:value-type="float">
            <text:p>4.44444444444444</text:p>
          </table:table-cell>
          <table:table-cell table:style-name="ce2" table:formula="of:=[.A6]*[.B6]" office:value-type="float" office:value="177.777777777778" calcext:value-type="float">
            <text:p>177.777777777778</text:p>
          </table:table-cell>
          <table:table-cell table:style-name="ce2" table:formula="of:=[.C6]*[.C6]" office:value-type="float" office:value="31604.9382716049" calcext:value-type="float">
            <text:p>31604.9382716049</text:p>
          </table:table-cell>
          <table:table-cell table:style-name="ce2"/>
          <table:table-cell table:number-columns-repeated="4"/>
          <table:table-cell office:value-type="float" office:value="40" calcext:value-type="float">
            <text:p>40</text:p>
          </table:table-cell>
          <table:table-cell table:formula="of:=5*([.J$1:.J$1048576]-32)/9" office:value-type="float" office:value="4.44444444444444" calcext:value-type="float">
            <text:p>4.44444444444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5*([.A$1:.A$1048576]-32)/9" office:value-type="float" office:value="10" calcext:value-type="float">
            <text:p>10</text:p>
          </table:table-cell>
          <table:table-cell table:style-name="ce2" table:formula="of:=[.A7]*[.B7]" office:value-type="float" office:value="500" calcext:value-type="float">
            <text:p>500</text:p>
          </table:table-cell>
          <table:table-cell table:style-name="ce2" table:formula="of:=[.C7]*[.C7]" office:value-type="float" office:value="250000" calcext:value-type="float">
            <text:p>250000</text:p>
          </table:table-cell>
          <table:table-cell table:style-name="ce2"/>
          <table:table-cell/>
          <table:table-cell office:value-type="string" calcext:value-type="string">
            <text:p>C, When F=12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5*([.J$1:.J$1048576]-32)/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5*([.A$1:.A$1048576]-32)/9" office:value-type="float" office:value="15.5555555555556" calcext:value-type="float">
            <text:p>15.5555555555556</text:p>
          </table:table-cell>
          <table:table-cell table:style-name="ce2" table:formula="of:=[.A8]*[.B8]" office:value-type="float" office:value="933.333333333333" calcext:value-type="float">
            <text:p>933.333333333333</text:p>
          </table:table-cell>
          <table:table-cell table:style-name="ce2" table:formula="of:=[.C8]*[.C8]" office:value-type="float" office:value="871111.111111111" calcext:value-type="float">
            <text:p>871111.111111111</text:p>
          </table:table-cell>
          <table:table-cell table:style-name="ce2"/>
          <table:table-cell/>
          <table:table-cell office:value-type="string" calcext:value-type="string">
            <text:p>C = 5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5*([.J$1:.J$1048576]-32)/9" office:value-type="float" office:value="15.5555555555556" calcext:value-type="float">
            <text:p>15.55555555555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5*([.A$1:.A$1048576]-32)/9" office:value-type="float" office:value="21.1111111111111" calcext:value-type="float">
            <text:p>21.1111111111111</text:p>
          </table:table-cell>
          <table:table-cell table:style-name="ce2" table:formula="of:=[.A9]*[.B9]" office:value-type="float" office:value="1477.77777777778" calcext:value-type="float">
            <text:p>1477.77777777778</text:p>
          </table:table-cell>
          <table:table-cell table:style-name="ce2" table:formula="of:=[.C9]*[.C9]" office:value-type="float" office:value="2183827.16049383" calcext:value-type="float">
            <text:p>2183827.16049383</text:p>
          </table:table-cell>
          <table:table-cell table:style-name="ce2"/>
          <table:table-cell table:number-columns-repeated="4"/>
          <table:table-cell office:value-type="float" office:value="70" calcext:value-type="float">
            <text:p>70</text:p>
          </table:table-cell>
          <table:table-cell table:formula="of:=5*([.J$1:.J$1048576]-32)/9" office:value-type="float" office:value="21.1111111111111" calcext:value-type="float">
            <text:p>21.11111111111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5*([.A$1:.A$1048576]-32)/9" office:value-type="float" office:value="26.6666666666667" calcext:value-type="float">
            <text:p>26.6666666666667</text:p>
          </table:table-cell>
          <table:table-cell table:style-name="ce2" table:formula="of:=[.A10]*[.B10]" office:value-type="float" office:value="2133.33333333333" calcext:value-type="float">
            <text:p>2133.33333333333</text:p>
          </table:table-cell>
          <table:table-cell table:style-name="ce2" table:formula="of:=[.C10]*[.C10]" office:value-type="float" office:value="4551111.11111111" calcext:value-type="float">
            <text:p>4551111.11111111</text:p>
          </table:table-cell>
          <table:table-cell table:style-name="ce2"/>
          <table:table-cell/>
          <table:table-cell table:formula="of:=5*(122-32)/9" office:value-type="float" office:value="50" calcext:value-type="float">
            <text:p>5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5*([.J$1:.J$1048576]-32)/9" office:value-type="float" office:value="26.6666666666667" calcext:value-type="float">
            <text:p>26.666666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5*([.A$1:.A$1048576]-32)/9" office:value-type="float" office:value="32.2222222222222" calcext:value-type="float">
            <text:p>32.2222222222222</text:p>
          </table:table-cell>
          <table:table-cell table:style-name="ce2" table:formula="of:=[.A11]*[.B11]" office:value-type="float" office:value="2900" calcext:value-type="float">
            <text:p>2900</text:p>
          </table:table-cell>
          <table:table-cell table:style-name="ce2" table:formula="of:=[.C11]*[.C11]" office:value-type="float" office:value="8410000" calcext:value-type="float">
            <text:p>8410000</text:p>
          </table:table-cell>
          <table:table-cell table:style-name="ce2"/>
          <table:table-cell/>
          <table:table-cell table:formula="of:=[.B19]*122+[.B20]" office:value-type="float" office:value="50" calcext:value-type="float">
            <text:p>5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5*([.J$1:.J$1048576]-32)/9" office:value-type="float" office:value="32.2222222222222" calcext:value-type="float">
            <text:p>32.222222222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5*([.A$1:.A$1048576]-32)/9" office:value-type="float" office:value="37.7777777777778" calcext:value-type="float">
            <text:p>37.7777777777778</text:p>
          </table:table-cell>
          <table:table-cell table:style-name="ce2" table:formula="of:=[.A12]*[.B12]" office:value-type="float" office:value="3777.77777777778" calcext:value-type="float">
            <text:p>3777.77777777778</text:p>
          </table:table-cell>
          <table:table-cell table:style-name="ce2" table:formula="of:=[.C12]*[.C12]" office:value-type="float" office:value="14271604.9382716" calcext:value-type="float">
            <text:p>14271604.9382716</text:p>
          </table:table-cell>
          <table:table-cell table:style-name="ce2"/>
          <table:table-cell table:number-columns-repeated="4"/>
          <table:table-cell office:value-type="float" office:value="100" calcext:value-type="float">
            <text:p>100</text:p>
          </table:table-cell>
          <table:table-cell table:formula="of:=5*([.J$1:.J$1048576]-32)/9" office:value-type="float" office:value="37.7777777777778" calcext:value-type="float">
            <text:p>37.7777777777778</text:p>
          </table:table-cell>
        </table:table-row>
        <table:table-row table:style-name="ro1">
          <table:table-cell table:style-name="ce3" table:formula="of:=SUM([.A2:.A12])" office:value-type="float" office:value="550" calcext:value-type="float">
            <text:p>550</text:p>
          </table:table-cell>
          <table:table-cell table:style-name="ce3" table:formula="of:=SUM([.B2:.B12])" office:value-type="float" office:value="110" calcext:value-type="float">
            <text:p>110</text:p>
          </table:table-cell>
          <table:table-cell table:style-name="ce3" table:formula="of:=SUM([.C2:.C12])" office:value-type="float" office:value="11611.1111111111" calcext:value-type="float">
            <text:p>11611.1111111111</text:p>
          </table:table-cell>
          <table:table-cell table:style-name="ce3" table:formula="of:=SUM([.D2:.D12])" office:value-type="float" office:value="30603086.4197531" calcext:value-type="float">
            <text:p>30603086.4197531</text:p>
          </table:table-cell>
          <table:table-cell table:style-name="ce2"/>
          <table:table-cell table:number-columns-repeated="4"/>
          <table:table-cell table:style-name="ce4" office:value-type="string" calcext:value-type="string">
            <text:p>Slope(m)</text:p>
          </table:table-cell>
          <table:table-cell table:formula="of:=SLOPE([.K2:.K12];[.J2:.J12])" office:value-type="float" office:value="0.555555555555556" calcext:value-type="float">
            <text:p>0.555555555555556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Intercept(c)</text:p>
          </table:table-cell>
          <table:table-cell table:formula="of:=INTERCEPT([.K2:.K12];[.J2:.J12])" office:value-type="float" office:value="-17.7777777777778" calcext:value-type="float">
            <text:p>-17.7777777777778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>
            <text:p>Slope(m)</text:p>
          </table:table-cell>
          <table:table-cell table:formula="of:=([.B12]-[.B2])/([.A12]-[.A2])" office:value-type="float" office:value="0.555555555555556" calcext:value-type="float">
            <text:p>0.555555555555556</text:p>
          </table:table-cell>
          <table:table-cell table:formula="of:=SLOPE([.B2:.B12];[.A2:.A12])" office:value-type="float" office:value="0.555555555555556" calcext:value-type="float">
            <text:p>0.555555555555556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Intercept(c)</text:p>
          </table:table-cell>
          <table:table-cell table:formula="of:=[.B2]" office:value-type="float" office:value="-17.7777777777778" calcext:value-type="float">
            <text:p>-17.7777777777778</text:p>
          </table:table-cell>
          <table:table-cell table:formula="of:=INTERCEPT([.B2:.B12];[.A2:.A12])" office:value-type="float" office:value="-17.7777777777778" calcext:value-type="float">
            <text:p>-17.7777777777778</text:p>
          </table:table-cell>
          <table:table-cell table:number-columns-repeated="8"/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0:40:28.242335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1T10:24:30.075002197</meta:creation-date>
    <dc:date>2025-04-08T11:09:23.679232585</dc:date>
    <meta:editing-duration>PT1H2M19S</meta:editing-duration>
    <meta:editing-cycles>5</meta:editing-cycles>
    <meta:generator>LibreOffice/6.4.7.2$Linux_X86_64 LibreOffice_project/40$Build-2</meta:generator>
    <meta:document-statistic meta:table-count="1" meta:cell-count="90" meta:object-count="0"/>
  </office:meta>
</office:document-meta>
</file>